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10111in" fo:padding-bottom="0.46797in" fo:padding-left="0.10111in" fo:padding-right="0.10111in" draw:textarea-vertical-align="middle" draw:textarea-horizontal-align="center" draw:fill="solid" draw:fill-color="#4bac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d0e3ea" draw:opacity="90%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def5ce" draw:opacity="9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f1f8ce" draw:opacity="90%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cfede9" draw:opacity="9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10111in" fo:padding-bottom="0.89717in" fo:padding-left="0.10111in" fo:padding-right="0.10111in" draw:textarea-vertical-align="middle" draw:textarea-horizontal-align="center" draw:fill="solid" draw:fill-color="#f7964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6">
      <style:graphic-properties fo:wrap-option="wrap" fo:padding-top="0.10111in" fo:padding-bottom="0.89717in" fo:padding-left="0.10111in" fo:padding-right="0.10111in" draw:textarea-vertical-align="middle" draw:textarea-horizontal-align="center" draw:fill="solid" draw:fill-color="#47d87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faeecf" draw:opacity="90%" draw:stroke="none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cff0dd" draw:opacity="90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fcddcf" draw:opacity="90%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1528in" fo:padding-bottom="0.01528in" fo:padding-left="0.08556in" fo:padding-right="0.08556in" draw:textarea-vertical-align="middle" draw:textarea-horizontal-align="center" draw:fill="solid" draw:fill-color="#cef3cf" draw:opacity="90%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0.63194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10111in" fo:padding-bottom="0.89717in" fo:padding-left="0.10111in" fo:padding-right="0.10111in" draw:textarea-vertical-align="middle" draw:textarea-horizontal-align="center" draw:fill="solid" draw:fill-color="#ace94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g draw:name="Diagram 3" draw:id="id75" draw:style-name="a429">
          <svg:title/>
          <svg:desc/>
          <draw:custom-shape svg:x="1.66667in" svg:y="5.17318in" svg:width="6.66667in" svg:height="0.79753in" draw:id="id63" draw:style-name="a384">
            <svg:title/>
            <svg:desc/>
            <text:p text:style-name="a383" text:class-names="" text:cond-style-name=""><text:span text:style-name="a381" text:class-names="">Tier 4</text:span><text:span text:style-name="a382" text:class-names=""/></text:p>
            <draw:enhanced-geometry xmlns:dr3d="urn:oasis:names:tc:opendocument:xmlns:dr3d:1.0" draw:type="non-primitive" svg:viewBox="0 0 6096000 729257" draw:enhanced-path="M 0 0 L 6096000 0 6096000 729257 0 7292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729257"/>
              <draw:equation draw:name="f8" draw:formula="0 * ?f5 / 6096000"/>
              <draw:equation draw:name="f9" draw:formula="0 * ?f4 / 729257"/>
              <draw:equation draw:name="f10" draw:formula="6096000 * ?f5 / 6096000"/>
              <draw:equation draw:name="f11" draw:formula="729257 * ?f4 / 7292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6667in" svg:y="5.5879in" svg:width="3.33333in" svg:height="0.36686in" draw:id="id64" draw:style-name="a388">
            <svg:title/>
            <svg:desc/>
            <text:p text:style-name="a387" text:class-names="" text:cond-style-name=""><text:span text:style-name="a385" text:class-names="">Outside the organisation</text:span><text:span text:style-name="a386" text:class-names=""/></text:p>
            <draw:enhanced-geometry xmlns:dr3d="urn:oasis:names:tc:opendocument:xmlns:dr3d:1.0" draw:type="non-primitive" svg:viewBox="0 0 3047999 335458" draw:enhanced-path="M 0 0 L 3047999 0 3047999 335458 0 33545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458"/>
              <draw:equation draw:name="f8" draw:formula="0 * ?f5 / 3047999"/>
              <draw:equation draw:name="f9" draw:formula="0 * ?f4 / 335458"/>
              <draw:equation draw:name="f10" draw:formula="3047999 * ?f5 / 3047999"/>
              <draw:equation draw:name="f11" draw:formula="335458 * ?f4 / 3354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in" svg:y="5.5879in" svg:width="3.33333in" svg:height="0.36686in" draw:id="id65" draw:style-name="a392">
            <svg:title/>
            <svg:desc/>
            <text:p text:style-name="a391" text:class-names="" text:cond-style-name=""><text:span text:style-name="a389" text:class-names="">Often identified in an SLA</text:span><text:span text:style-name="a390" text:class-names=""/></text:p>
            <draw:enhanced-geometry xmlns:dr3d="urn:oasis:names:tc:opendocument:xmlns:dr3d:1.0" draw:type="non-primitive" svg:viewBox="0 0 3047999 335458" draw:enhanced-path="M 0 0 L 3047999 0 3047999 335458 0 33545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458"/>
              <draw:equation draw:name="f8" draw:formula="0 * ?f5 / 3047999"/>
              <draw:equation draw:name="f9" draw:formula="0 * ?f4 / 335458"/>
              <draw:equation draw:name="f10" draw:formula="3047999 * ?f5 / 3047999"/>
              <draw:equation draw:name="f11" draw:formula="335458 * ?f4 / 33545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6667in" svg:y="3.95855in" svg:width="6.66667in" svg:height="1.2266in" draw:id="id66" draw:style-name="a396">
            <svg:title/>
            <svg:desc/>
            <text:p text:style-name="a395" text:class-names="" text:cond-style-name=""><text:span text:style-name="a393" text:class-names="">Tier 3</text:span><text:span text:style-name="a394" text:class-names=""/></text:p>
            <draw:enhanced-geometry xmlns:dr3d="urn:oasis:names:tc:opendocument:xmlns:dr3d:1.0" draw:type="non-primitive" svg:viewBox="0 0 6096000 1121598" draw:enhanced-path="M 6096000 728781 L 3188200 728781 3188200 841198 3328399 841198 3048000 1121597 2767600 841198 2907800 841198 2907800 728781 0 728781 0 1 6096000 1 6096000 728781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1121598"/>
              <draw:equation draw:name="f8" draw:formula="0 * ?f5 / 6096000"/>
              <draw:equation draw:name="f9" draw:formula="392817 * ?f4 / 1121598"/>
              <draw:equation draw:name="f10" draw:formula="2907800 * ?f5 / 6096000"/>
              <draw:equation draw:name="f11" draw:formula="280400 * ?f4 / 1121598"/>
              <draw:equation draw:name="f12" draw:formula="2767601 * ?f5 / 6096000"/>
              <draw:equation draw:name="f13" draw:formula="3048000 * ?f5 / 6096000"/>
              <draw:equation draw:name="f14" draw:formula="0 * ?f4 / 1121598"/>
              <draw:equation draw:name="f15" draw:formula="3328400 * ?f5 / 6096000"/>
              <draw:equation draw:name="f16" draw:formula="3188200 * ?f5 / 6096000"/>
              <draw:equation draw:name="f17" draw:formula="6096000 * ?f5 / 6096000"/>
              <draw:equation draw:name="f18" draw:formula="1121598 * ?f4 / 1121598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.66667in" svg:y="4.38909in" svg:width="3.33333in" svg:height="0.36675in" draw:id="id67" draw:style-name="a400">
            <svg:title/>
            <svg:desc/>
            <text:p text:style-name="a399" text:class-names="" text:cond-style-name=""><text:span text:style-name="a397" text:class-names="">Top level of support within an organisation</text:span><text:span text:style-name="a398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in" svg:y="4.38909in" svg:width="3.33333in" svg:height="0.36675in" draw:id="id68" draw:style-name="a404">
            <svg:title/>
            <svg:desc/>
            <text:p text:style-name="a403" text:class-names="" text:cond-style-name=""><text:span text:style-name="a401" text:class-names="">Most advanced expertise and privileges</text:span><text:span text:style-name="a402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6667in" svg:y="2.74392in" svg:width="6.66667in" svg:height="1.2266in" draw:id="id69" draw:style-name="a408">
            <svg:title/>
            <svg:desc/>
            <text:p text:style-name="a407" text:class-names="" text:cond-style-name=""><text:span text:style-name="a405" text:class-names="">Tier 2</text:span><text:span text:style-name="a406" text:class-names=""/></text:p>
            <draw:enhanced-geometry xmlns:dr3d="urn:oasis:names:tc:opendocument:xmlns:dr3d:1.0" draw:type="non-primitive" svg:viewBox="0 0 6096000 1121598" draw:enhanced-path="M 6096000 728781 L 3188200 728781 3188200 841198 3328399 841198 3048000 1121597 2767600 841198 2907800 841198 2907800 728781 0 728781 0 1 6096000 1 6096000 728781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1121598"/>
              <draw:equation draw:name="f8" draw:formula="0 * ?f5 / 6096000"/>
              <draw:equation draw:name="f9" draw:formula="392817 * ?f4 / 1121598"/>
              <draw:equation draw:name="f10" draw:formula="2907800 * ?f5 / 6096000"/>
              <draw:equation draw:name="f11" draw:formula="280400 * ?f4 / 1121598"/>
              <draw:equation draw:name="f12" draw:formula="2767601 * ?f5 / 6096000"/>
              <draw:equation draw:name="f13" draw:formula="3048000 * ?f5 / 6096000"/>
              <draw:equation draw:name="f14" draw:formula="0 * ?f4 / 1121598"/>
              <draw:equation draw:name="f15" draw:formula="3328400 * ?f5 / 6096000"/>
              <draw:equation draw:name="f16" draw:formula="3188200 * ?f5 / 6096000"/>
              <draw:equation draw:name="f17" draw:formula="6096000 * ?f5 / 6096000"/>
              <draw:equation draw:name="f18" draw:formula="1121598 * ?f4 / 1121598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.66667in" svg:y="3.17446in" svg:width="3.33333in" svg:height="0.36675in" draw:id="id70" draw:style-name="a412">
            <svg:title/>
            <svg:desc/>
            <text:p text:style-name="a411" text:class-names="" text:cond-style-name=""><text:span text:style-name="a409" text:class-names="">Mid-level Support</text:span><text:span text:style-name="a410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in" svg:y="3.17446in" svg:width="3.33333in" svg:height="0.36675in" draw:id="id71" draw:style-name="a416">
            <svg:title/>
            <svg:desc/>
            <text:p text:style-name="a415" text:class-names="" text:cond-style-name=""><text:span text:style-name="a413" text:class-names="">Handle Complex problems escalated from tier 1</text:span><text:span text:style-name="a414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66667in" svg:y="1.52929in" svg:width="6.66667in" svg:height="1.2266in" draw:id="id72" draw:style-name="a420">
            <svg:title/>
            <svg:desc/>
            <text:p text:style-name="a419" text:class-names="" text:cond-style-name=""><text:span text:style-name="a417" text:class-names="">Tier 1</text:span><text:span text:style-name="a418" text:class-names=""/></text:p>
            <draw:enhanced-geometry xmlns:dr3d="urn:oasis:names:tc:opendocument:xmlns:dr3d:1.0" draw:type="non-primitive" svg:viewBox="0 0 6096000 1121598" draw:enhanced-path="M 6096000 728781 L 3188200 728781 3188200 841198 3328399 841198 3048000 1121597 2767600 841198 2907800 841198 2907800 728781 0 728781 0 1 6096000 1 6096000 728781 Z N" draw:text-areas="?f30 ?f32 ?f31 ?f33" draw:glue-points="?f19 ?f20 ?f21 ?f20 ?f21 ?f22 ?f23 ?f22 ?f24 ?f25 ?f26 ?f22 ?f27 ?f22 ?f27 ?f20 ?f28 ?f20 ?f28 ?f29 ?f19 ?f29 ?f19 ?f20" draw:glue-point-leaving-directions="-90, -90, -90, 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96000"/>
              <draw:equation draw:name="f7" draw:formula="?f4 / 1121598"/>
              <draw:equation draw:name="f8" draw:formula="0 * ?f5 / 6096000"/>
              <draw:equation draw:name="f9" draw:formula="392817 * ?f4 / 1121598"/>
              <draw:equation draw:name="f10" draw:formula="2907800 * ?f5 / 6096000"/>
              <draw:equation draw:name="f11" draw:formula="280400 * ?f4 / 1121598"/>
              <draw:equation draw:name="f12" draw:formula="2767601 * ?f5 / 6096000"/>
              <draw:equation draw:name="f13" draw:formula="3048000 * ?f5 / 6096000"/>
              <draw:equation draw:name="f14" draw:formula="0 * ?f4 / 1121598"/>
              <draw:equation draw:name="f15" draw:formula="3328400 * ?f5 / 6096000"/>
              <draw:equation draw:name="f16" draw:formula="3188200 * ?f5 / 6096000"/>
              <draw:equation draw:name="f17" draw:formula="6096000 * ?f5 / 6096000"/>
              <draw:equation draw:name="f18" draw:formula="1121598 * ?f4 / 1121598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7"/>
              <draw:equation draw:name="f26" draw:formula="?f15 / ?f6"/>
              <draw:equation draw:name="f27" draw:formula="?f16 / ?f6"/>
              <draw:equation draw:name="f28" draw:formula="?f17 / ?f6"/>
              <draw:equation draw:name="f29" draw:formula="?f18 / ?f7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x="1.66667in" svg:y="1.95982in" svg:width="3.33333in" svg:height="0.36675in" draw:id="id73" draw:style-name="a424">
            <svg:title/>
            <svg:desc/>
            <text:p text:style-name="a423" text:class-names="" text:cond-style-name=""><text:span text:style-name="a421" text:class-names="">Help Desk Technicians</text:span><text:span text:style-name="a422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in" svg:y="1.95982in" svg:width="3.33333in" svg:height="0.36675in" draw:id="id74" draw:style-name="a428">
            <svg:title/>
            <svg:desc/>
            <text:p text:style-name="a427" text:class-names="" text:cond-style-name=""><text:span text:style-name="a425" text:class-names="">First line of support to user</text:span><text:span text:style-name="a426" text:class-names=""/></text:p>
            <draw:enhanced-geometry xmlns:dr3d="urn:oasis:names:tc:opendocument:xmlns:dr3d:1.0" draw:type="non-primitive" svg:viewBox="0 0 3047999 335357" draw:enhanced-path="M 0 0 L 3047999 0 3047999 335357 0 33535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7999"/>
              <draw:equation draw:name="f7" draw:formula="?f4 / 335357"/>
              <draw:equation draw:name="f8" draw:formula="0 * ?f5 / 3047999"/>
              <draw:equation draw:name="f9" draw:formula="0 * ?f4 / 335357"/>
              <draw:equation draw:name="f10" draw:formula="3047999 * ?f5 / 3047999"/>
              <draw:equation draw:name="f11" draw:formula="335357 * ?f4 / 33535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blue20</meta:initial-creator>
    <dc:creator>blue20</dc:creator>
    <meta:creation-date>2015-09-22T09:30:12Z</meta:creation-date>
    <dc:date>2015-09-22T10:16:51Z</dc:date>
    <meta:editing-cycles>1</meta:editing-cycles>
    <meta:editing-duration>PT0S</meta:editing-duration>
    <meta:document-statistic meta:paragraph-count="12" meta:word-count="46"/>
  </office:meta>
</office:document-meta>
</file>